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PropertyIterator.getObject( Object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PropertyIterator.ClientPropertyIterator( RemoteIterator iterator , Session session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PropertyIterator.nex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